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0.35cm" fo:min-width="10.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5cm" fo:min-width="0.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45cm" fo:min-width="0.7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1.7cm"/>
    </style:style>
    <style:style style:name="gr5" style:family="graphic" style:parent-style-name="standard">
      <style:graphic-properties draw:textarea-horizontal-align="justify" draw:textarea-vertical-align="middle" draw:auto-grow-height="false" fo:min-height="4.65cm" fo:min-width="2.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34cm" fo:min-width="0.78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05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0.45cm" fo:min-width="0.7cm"/>
    </style:style>
    <style:style style:name="gr14" style:family="graphic" style:parent-style-name="standard">
      <style:graphic-properties draw:stroke="none" svg:stroke-color="#000000" draw:fill="none" draw:fill-color="#ffffff" fo:min-height="2.1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479cm" fo:min-width="2.07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85cm" fo:min-width="0.6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textarea-horizontal-align="justify" draw:textarea-vertical-align="middle" draw:auto-grow-height="false" fo:min-height="4.55cm" fo:min-width="3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.1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font-size="7pt" style:font-size-asian="7pt" style:font-size-complex="7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cm" svg:height="10.6cm" svg:x="5.3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5.3cm" svg:y="10.6cm">
          <text:p text:style-name="P2"><text:span text:style-name="T1">I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.2cm" svg:x="15.2cm" svg:y="10.6cm">
          <text:p text:style-name="P4"><text:span text:style-name="T1">I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cm" svg:height="0.7cm" svg:x="10.2cm" svg:y="6.2cm">
          <text:p text:style-name="P5"><text:span text:style-name="T2">IO</text:span></text:p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3" draw:text-style-name="P6" draw:layer="layout" svg:width="1.2cm" svg:height="0.7cm" svg:x="10.2cm" svg:y="16.1cm">
          <text:p text:style-name="P5"><text:span text:style-name="T2">IO</text:span></text:p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4" draw:text-style-name="P4" draw:layer="layout" svg:width="2.2cm" svg:height="2.2cm" svg:x="7cm" svg:y="7.8cm">
          <text:p text:style-name="P4">LUT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2.2cm" svg:x="12cm" svg:y="7.8cm">
          <text:p text:style-name="P4">LUT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2.2cm" svg:x="12cm" svg:y="12.8cm">
          <text:p text:style-name="P4">LUT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2.2cm" svg:x="7cm" svg:y="12.8cm">
          <text:p text:style-name="P4">LUT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cm" svg:height="4.9cm" svg:x="9.5cm" svg:y="21.7cm">
          <text:p text:style-name="P4">LUT-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cm" svg:height="0.862cm" draw:transform="rotate (1.5707963267949) translate (6.938cm 23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2.3cm" svg:height="0.862cm" draw:transform="rotate (1.5707963267949) translate (6.939cm 26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7" draw:layer="layout" svg:x1="6.9cm" svg:y1="21.8cm" svg:x2="5.1cm" svg:y2="21.8cm">
          <text:p/>
        </draw:line>
        <draw:line draw:style-name="gr7" draw:text-style-name="P7" draw:layer="layout" svg:x1="6.9cm" svg:y1="22.9cm" svg:x2="5.1cm" svg:y2="22.9cm">
          <text:p/>
        </draw:line>
        <draw:line draw:style-name="gr7" draw:text-style-name="P7" draw:layer="layout" svg:x1="6.9cm" svg:y1="24.8cm" svg:x2="5.1cm" svg:y2="24.8cm">
          <text:p/>
        </draw:line>
        <draw:line draw:style-name="gr7" draw:text-style-name="P7" draw:layer="layout" svg:x1="6.9cm" svg:y1="25.9cm" svg:x2="5.1cm" svg:y2="25.9cm">
          <text:p/>
        </draw:line>
        <draw:frame draw:style-name="gr8" draw:text-style-name="P9" draw:layer="layout" svg:width="2.1cm" svg:height="0.962cm" svg:x="11cm" svg:y="27.4cm">
          <draw:text-box>
            <text:p text:style-name="P8"><text:span text:style-name="T3">LC[3:0]</text:span></text:p>
          </draw:text-box>
        </draw:frame>
        <draw:frame draw:style-name="gr8" draw:text-style-name="P9" draw:layer="layout" svg:width="2.1cm" svg:height="0.962cm" svg:x="5.2cm" svg:y="24cm">
          <draw:text-box>
            <text:p text:style-name="P8"><text:span text:style-name="T3">I[3:0]</text:span></text:p>
          </draw:text-box>
        </draw:frame>
        <draw:frame draw:style-name="gr8" draw:text-style-name="P9" draw:layer="layout" svg:width="2.1cm" svg:height="0.962cm" svg:x="5.2cm" svg:y="22.1cm">
          <draw:text-box>
            <text:p text:style-name="P8"><text:span text:style-name="T3">LO[3:0]</text:span></text:p>
          </draw:text-box>
        </draw:frame>
        <draw:frame draw:style-name="gr8" draw:text-style-name="P9" draw:layer="layout" svg:width="2.1cm" svg:height="0.962cm" svg:x="5.2cm" svg:y="25.1cm">
          <draw:text-box>
            <text:p text:style-name="P8"><text:span text:style-name="T3">LO[3:0]</text:span></text:p>
          </draw:text-box>
        </draw:frame>
        <draw:line draw:style-name="gr7" draw:text-style-name="P7" draw:layer="layout" svg:x1="6.1cm" svg:y1="22cm" svg:x2="6.6cm" svg:y2="21.5cm">
          <text:p/>
        </draw:line>
        <draw:frame draw:style-name="gr9" draw:text-style-name="P11" draw:layer="layout" svg:width="0.3cm" svg:height="0.526cm" svg:x="6.4cm" svg:y="21.7cm">
          <draw:text-box>
            <text:p text:style-name="P10"><text:span text:style-name="T4">4</text:span></text:p>
          </draw:text-box>
        </draw:frame>
        <draw:frame draw:style-name="gr9" draw:text-style-name="P11" draw:layer="layout" svg:width="0.3cm" svg:height="0.526cm" svg:x="6.4cm" svg:y="21.7cm">
          <draw:text-box>
            <text:p text:style-name="P10"><text:span text:style-name="T4">4</text:span></text:p>
          </draw:text-box>
        </draw:frame>
        <draw:frame draw:style-name="gr9" draw:text-style-name="P11" draw:layer="layout" svg:width="0.3cm" svg:height="0.526cm" svg:x="6.4cm" svg:y="21.7cm">
          <draw:text-box>
            <text:p text:style-name="P10"><text:span text:style-name="T4">4</text:span></text:p>
          </draw:text-box>
        </draw:frame>
        <draw:frame draw:style-name="gr9" draw:text-style-name="P11" draw:layer="layout" svg:width="0.3cm" svg:height="0.526cm" svg:x="6.4cm" svg:y="21.7cm">
          <draw:text-box>
            <text:p text:style-name="P10"><text:span text:style-name="T4">4</text:span></text:p>
          </draw:text-box>
        </draw:frame>
        <draw:line draw:style-name="gr7" draw:text-style-name="P7" draw:layer="layout" svg:x1="6.1cm" svg:y1="23.2cm" svg:x2="6.6cm" svg:y2="22.7cm">
          <text:p/>
        </draw:line>
        <draw:frame draw:style-name="gr9" draw:text-style-name="P11" draw:layer="layout" svg:width="0.3cm" svg:height="0.526cm" svg:x="6.4cm" svg:y="22.9cm">
          <draw:text-box>
            <text:p text:style-name="P10"><text:span text:style-name="T4">4</text:span></text:p>
          </draw:text-box>
        </draw:frame>
        <draw:line draw:style-name="gr7" draw:text-style-name="P7" draw:layer="layout" svg:x1="6.1cm" svg:y1="25.1cm" svg:x2="6.6cm" svg:y2="24.6cm">
          <text:p/>
        </draw:line>
        <draw:frame draw:style-name="gr9" draw:text-style-name="P11" draw:layer="layout" svg:width="0.3cm" svg:height="0.526cm" svg:x="6.4cm" svg:y="24.8cm">
          <draw:text-box>
            <text:p text:style-name="P10"><text:span text:style-name="T4">4</text:span></text:p>
          </draw:text-box>
        </draw:frame>
        <draw:line draw:style-name="gr7" draw:text-style-name="P7" draw:layer="layout" svg:x1="6.1cm" svg:y1="26.2cm" svg:x2="6.6cm" svg:y2="25.7cm">
          <text:p/>
        </draw:line>
        <draw:frame draw:style-name="gr9" draw:text-style-name="P11" draw:layer="layout" svg:width="0.3cm" svg:height="0.526cm" svg:x="6.4cm" svg:y="25.9cm">
          <draw:text-box>
            <text:p text:style-name="P10"><text:span text:style-name="T4">4</text:span></text:p>
          </draw:text-box>
        </draw:frame>
        <draw:line draw:style-name="gr7" draw:text-style-name="P7" draw:layer="layout" svg:x1="7.8cm" svg:y1="22.3cm" svg:x2="9.5cm" svg:y2="22.3cm">
          <text:p/>
        </draw:line>
        <draw:line draw:style-name="gr7" draw:text-style-name="P7" draw:layer="layout" svg:x1="7.8cm" svg:y1="25.3cm" svg:x2="9.5cm" svg:y2="25.3cm">
          <text:p/>
        </draw:line>
        <draw:frame draw:style-name="gr10" draw:text-style-name="P12" draw:layer="layout" svg:width="1.1cm" svg:height="1.1cm" svg:x="9.7cm" svg:y="22cm">
          <draw:text-box>
            <text:p>I1</text:p>
          </draw:text-box>
        </draw:frame>
        <draw:frame draw:style-name="gr10" draw:text-style-name="P12" draw:layer="layout" svg:width="1.1cm" svg:height="1.1cm" svg:x="9.7cm" svg:y="25cm">
          <draw:text-box>
            <text:p>I2</text:p>
          </draw:text-box>
        </draw:frame>
        <draw:line draw:style-name="gr7" draw:text-style-name="P7" draw:layer="layout" svg:x1="12.9cm" svg:y1="24cm" svg:x2="14.9cm" svg:y2="24cm">
          <text:p/>
        </draw:line>
        <draw:frame draw:style-name="gr11" draw:text-style-name="P12" draw:layer="layout" svg:width="1.6cm" svg:height="0.962cm" svg:x="13cm" svg:y="23.2cm">
          <draw:text-box>
            <text:p>LO</text:p>
          </draw:text-box>
        </draw:frame>
        <draw:line draw:style-name="gr7" draw:text-style-name="P7" draw:layer="layout" svg:x1="11.1cm" svg:y1="26.6cm" svg:x2="11.1cm" svg:y2="28.2cm">
          <text:p/>
        </draw:line>
        <draw:line draw:style-name="gr7" draw:text-style-name="P7" draw:layer="layout" svg:x1="10.8cm" svg:y1="27.3cm" svg:x2="11.3cm" svg:y2="26.8cm">
          <text:p/>
        </draw:line>
        <draw:frame draw:style-name="gr9" draw:text-style-name="P11" draw:layer="layout" svg:width="0.3cm" svg:height="0.526cm" svg:x="7.4cm" svg:y="26.6cm">
          <draw:text-box>
            <text:p text:style-name="P10"><text:span text:style-name="T4">3</text:span></text:p>
          </draw:text-box>
        </draw:frame>
        <draw:frame draw:style-name="gr12" draw:text-style-name="P12" draw:layer="layout" svg:width="4.7cm" svg:height="1.199cm" svg:x="10.4cm" svg:y="28.3cm">
          <draw:text-box>
            <text:p><text:span text:style-name="T3">1</text:span><text:span text:style-name="T3">0</text:span><text:span text:style-name="T3">0</text:span><text:span text:style-name="T3">1</text:span><text:span text:style-name="T3"> </text:span><text:span text:style-name="T3">- </text:span><text:span text:style-name="T3">N</text:span><text:span text:style-name="T3">X</text:span><text:span text:style-name="T3">O</text:span><text:span text:style-name="T3">R</text:span></text:p>
          </draw:text-box>
        </draw:frame>
        <draw:custom-shape draw:style-name="gr13" draw:text-style-name="P13" draw:layer="layout" svg:width="1.2cm" svg:height="0.7cm" svg:x="10.5cm" svg:y="28.3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9cm" svg:height="2.4cm" svg:x="3.5cm" svg:y="19.6cm">
          <draw:text-box>
            <text:p text:style-name="P14"><text:span text:style-name="T5">Programmed LUT input selection muxes</text:span></text:p>
          </draw:text-box>
        </draw:frame>
        <draw:line draw:style-name="gr7" draw:text-style-name="P7" draw:layer="layout" svg:x1="7.3cm" svg:y1="21.1cm" svg:x2="8.2cm" svg:y2="20.2cm">
          <text:p/>
        </draw:line>
        <draw:line draw:style-name="gr7" draw:text-style-name="P7" draw:layer="layout" svg:x1="3.7cm" svg:y1="20.2cm" svg:x2="12.1cm" svg:y2="20.2cm">
          <text:p/>
        </draw:line>
        <draw:custom-shape draw:style-name="gr1" draw:text-style-name="P1" draw:layer="layout" svg:width="10.6cm" svg:height="10.6cm" svg:x="19.3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6cm" svg:height="1.301cm" draw:transform="rotate (1.5707963267949) translate (26.2cm 13.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7" draw:layer="layout" svg:x1="27.7cm" svg:y1="11.4cm" svg:x2="29.9cm" svg:y2="11.4cm">
          <text:p/>
        </draw:line>
        <draw:line draw:style-name="gr7" draw:text-style-name="P7" draw:layer="layout" svg:x1="23.9cm" svg:y1="10cm" svg:x2="26.1cm" svg:y2="10cm">
          <text:p/>
        </draw:line>
        <draw:line draw:style-name="gr7" draw:text-style-name="P7" draw:layer="layout" svg:x1="23.9cm" svg:y1="11cm" svg:x2="26.1cm" svg:y2="11cm">
          <text:p/>
        </draw:line>
        <draw:line draw:style-name="gr7" draw:text-style-name="P7" draw:layer="layout" svg:x1="23.9cm" svg:y1="12cm" svg:x2="26.1cm" svg:y2="12cm">
          <text:p/>
        </draw:line>
        <draw:line draw:style-name="gr7" draw:text-style-name="P7" draw:layer="layout" svg:x1="23.9cm" svg:y1="13cm" svg:x2="26.1cm" svg:y2="13cm">
          <text:p/>
        </draw:line>
        <draw:custom-shape draw:style-name="gr16" draw:text-style-name="P1" draw:layer="layout" svg:width="1.1cm" svg:height="1.1cm" svg:x="14.9cm" svg:y="23.4cm">
          <text:p text:style-name="P4">EF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cm" svg:height="0.862cm" draw:transform="rotate (1.5707963267949) translate (18.041cm 24.50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7" draw:layer="layout" svg:x1="16cm" svg:y1="24cm" svg:x2="18cm" svg:y2="24cm">
          <text:p/>
        </draw:line>
        <draw:line draw:style-name="gr7" draw:text-style-name="P7" draw:layer="layout" svg:x1="14.4cm" svg:y1="23cm" svg:x2="18cm" svg:y2="23cm">
          <text:p/>
        </draw:line>
        <draw:line draw:style-name="gr7" draw:text-style-name="P7" draw:layer="layout" svg:x1="14.4cm" svg:y1="24cm" svg:x2="14.4cm" svg:y2="23cm">
          <text:p/>
        </draw:line>
        <draw:custom-shape draw:style-name="gr16" draw:text-style-name="P1" draw:layer="layout" svg:width="1.1cm" svg:height="1.1cm" svg:x="14.9cm" svg:y="23.4cm">
          <text:p text:style-name="P4">EF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1cm" svg:height="1.1cm" svg:x="17.9cm" svg:y="25.6cm">
          <text:p text:style-name="P4">BC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8.4cm" svg:y1="25.6cm" svg:x2="18.4cm" svg:y2="24.3cm">
          <text:p/>
        </draw:line>
        <draw:frame draw:style-name="gr11" draw:text-style-name="P12" draw:layer="layout" svg:width="1.6cm" svg:height="0.962cm" svg:x="20cm" svg:y="22.8cm">
          <draw:text-box>
            <text:p>LO</text:p>
          </draw:text-box>
        </draw:frame>
        <draw:line draw:style-name="gr7" draw:text-style-name="P7" draw:layer="layout" svg:x1="18.9cm" svg:y1="23.4cm" svg:x2="20cm" svg:y2="23.4cm">
          <text:p/>
        </draw:line>
        <draw:frame draw:style-name="gr17" draw:text-style-name="P12" draw:layer="layout" svg:width="2.8cm" svg:height="1.673cm" svg:x="23cm" svg:y="9.2cm">
          <draw:text-box>
            <text:p>LO-0</text:p>
          </draw:text-box>
        </draw:frame>
        <draw:frame draw:style-name="gr17" draw:text-style-name="P12" draw:layer="layout" svg:width="2.8cm" svg:height="1.673cm" svg:x="23cm" svg:y="10.201cm">
          <draw:text-box>
            <text:p>LO-1</text:p>
          </draw:text-box>
        </draw:frame>
        <draw:frame draw:style-name="gr17" draw:text-style-name="P12" draw:layer="layout" svg:width="2.8cm" svg:height="1.673cm" svg:x="23cm" svg:y="11.201cm">
          <draw:text-box>
            <text:p>LO-2</text:p>
          </draw:text-box>
        </draw:frame>
        <draw:frame draw:style-name="gr17" draw:text-style-name="P12" draw:layer="layout" svg:width="2.8cm" svg:height="1.673cm" svg:x="23cm" svg:y="12.201cm">
          <draw:text-box>
            <text:p>LO-3</text:p>
          </draw:text-box>
        </draw:frame>
        <draw:line draw:style-name="gr7" draw:text-style-name="P7" draw:layer="layout" svg:x1="27cm" svg:y1="13.1cm" svg:x2="27cm" svg:y2="14.7cm">
          <text:p/>
        </draw:line>
        <draw:line draw:style-name="gr7" draw:text-style-name="P7" draw:layer="layout" svg:x1="26.7cm" svg:y1="13.8cm" svg:x2="27.2cm" svg:y2="13.3cm">
          <text:p/>
        </draw:line>
        <draw:frame draw:style-name="gr9" draw:text-style-name="P11" draw:layer="layout" svg:width="0.3cm" svg:height="0.526cm" svg:x="27cm" svg:y="13.5cm">
          <draw:text-box>
            <text:p text:style-name="P10"><text:span text:style-name="T4">2</text:span></text:p>
          </draw:text-box>
        </draw:frame>
        <draw:frame draw:style-name="gr14" draw:text-style-name="P15" draw:layer="layout" svg:width="9cm" svg:height="2.4cm" svg:x="25.2cm" svg:y="14.5cm">
          <draw:text-box>
            <text:p text:style-name="P14"><text:span text:style-name="T5">Output selector</text:span></text:p>
          </draw:text-box>
        </draw:frame>
        <draw:frame draw:style-name="gr12" draw:text-style-name="P12" draw:layer="layout" svg:width="4.7cm" svg:height="1.199cm" svg:x="10.4cm" svg:y="29.101cm">
          <draw:text-box>
            <text:p><text:span text:style-name="T3">1</text:span><text:span text:style-name="T3">1</text:span><text:span text:style-name="T3">0</text:span><text:span text:style-name="T3">0</text:span><text:span text:style-name="T3"> </text:span><text:span text:style-name="T3">–</text:span><text:span text:style-name="T3"> </text:span><text:span text:style-name="T3">1</text:span><text:span text:style-name="T3">b</text:span><text:span text:style-name="T3">i</text:span><text:span text:style-name="T3">t </text:span><text:span text:style-name="T3">c</text:span><text:span text:style-name="T3">o</text:span><text:span text:style-name="T3">u</text:span><text:span text:style-name="T3">n</text:span><text:span text:style-name="T3">t</text:span><text:span text:style-name="T3">e</text:span><text:span text:style-name="T3">r</text:span></text:p>
          </draw:text-box>
        </draw:frame>
        <draw:custom-shape draw:style-name="gr13" draw:text-style-name="P13" draw:layer="layout" svg:width="1.2cm" svg:height="0.7cm" svg:x="10.5cm" svg:y="29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1cm" svg:height="1.1cm" svg:x="28.8cm" svg:y="10.8cm">
          <text:p text:style-name="P4"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5cm" svg:height="4.8cm" svg:x="9.1cm" svg:y="37.7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2cm" svg:height="1.2cm" draw:transform="rotate (1.5707963267949) translate (10.311cm 37.10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0.2cm" svg:height="0.2cm" svg:x="10.1cm" svg:y="3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0.1cm" svg:y1="36.49cm" svg:x2="7.2cm" svg:y2="36.49cm">
          <text:p/>
        </draw:line>
        <draw:line draw:style-name="gr7" draw:text-style-name="P7" draw:layer="layout" svg:x1="7.2cm" svg:y1="36.49cm" svg:x2="7.2cm" svg:y2="38.79cm">
          <text:p/>
        </draw:line>
        <draw:line draw:style-name="gr7" draw:text-style-name="P7" draw:layer="layout" svg:x1="7.2cm" svg:y1="38.79cm" svg:x2="9.1cm" svg:y2="38.79cm">
          <text:p/>
        </draw:line>
        <draw:line draw:style-name="gr7" draw:text-style-name="P7" draw:layer="layout" svg:x1="7.2cm" svg:y1="41.79cm" svg:x2="9.1cm" svg:y2="41.79cm">
          <text:p/>
        </draw:line>
        <draw:frame draw:style-name="gr17" draw:text-style-name="P12" draw:layer="layout" svg:width="2.8cm" svg:height="1.673cm" svg:x="5.5cm" svg:y="41.291cm">
          <draw:text-box>
            <text:p>CLK</text:p>
          </draw:text-box>
        </draw:frame>
        <draw:custom-shape draw:style-name="gr20" draw:text-style-name="P1" draw:layer="layout" svg:width="0.51cm" svg:height="0.51cm" draw:transform="rotate (-1.5706217938697) translate (9.619cm 41.4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12" draw:layer="layout" svg:width="2.8cm" svg:height="1.673cm" svg:x="9cm" svg:y="38.292cm">
          <draw:text-box>
            <text:p>D</text:p>
          </draw:text-box>
        </draw:frame>
        <draw:frame draw:style-name="gr17" draw:text-style-name="P12" draw:layer="layout" svg:width="1.6cm" svg:height="1.673cm" svg:x="11.8cm" svg:y="38.293cm">
          <draw:text-box>
            <text:p>Q</text:p>
          </draw:text-box>
        </draw:frame>
        <draw:line draw:style-name="gr7" draw:text-style-name="P7" draw:layer="layout" svg:x1="11.5cm" svg:y1="36.49cm" svg:x2="13.8cm" svg:y2="36.49cm">
          <text:p/>
        </draw:line>
        <draw:line draw:style-name="gr7" draw:text-style-name="P7" draw:layer="layout" svg:x1="12.6cm" svg:y1="38.79cm" svg:x2="17.5cm" svg:y2="38.79cm">
          <text:p/>
        </draw:line>
        <draw:line draw:style-name="gr7" draw:text-style-name="P7" draw:layer="layout" svg:x1="13.8cm" svg:y1="38.79cm" svg:x2="13.8cm" svg:y2="36.49cm">
          <text:p/>
        </draw:line>
        <draw:frame draw:style-name="gr21" draw:text-style-name="P12" draw:layer="layout" svg:width="10.9cm" svg:height="1.6cm" svg:x="8.7cm" svg:y="33.5cm">
          <draw:text-box>
            <text:p>1 bit counter</text:p>
          </draw:text-box>
        </draw:frame>
        <draw:line draw:style-name="gr7" draw:text-style-name="P7" draw:layer="layout" svg:x1="7.4cm" svg:y1="26.2cm" svg:x2="7.4cm" svg:y2="27cm">
          <text:p/>
        </draw:line>
        <draw:line draw:style-name="gr7" draw:text-style-name="P7" draw:layer="layout" svg:x1="7.1cm" svg:y1="26.9cm" svg:x2="7.6cm" svg:y2="26.4cm">
          <text:p/>
        </draw:line>
        <draw:frame draw:style-name="gr9" draw:text-style-name="P11" draw:layer="layout" svg:width="0.3cm" svg:height="0.526cm" svg:x="11.2cm" svg:y="26.9cm">
          <draw:text-box>
            <text:p text:style-name="P10"><text:span text:style-name="T4">4</text:span></text:p>
          </draw:text-box>
        </draw:frame>
        <draw:frame draw:style-name="gr9" draw:text-style-name="P11" draw:layer="layout" svg:width="0.3cm" svg:height="0.526cm" svg:x="7.4cm" svg:y="23.6cm">
          <draw:text-box>
            <text:p text:style-name="P10"><text:span text:style-name="T4">3</text:span></text:p>
          </draw:text-box>
        </draw:frame>
        <draw:line draw:style-name="gr7" draw:text-style-name="P7" draw:layer="layout" svg:x1="7.4cm" svg:y1="23.2cm" svg:x2="7.4cm" svg:y2="24.1cm">
          <text:p/>
        </draw:line>
        <draw:line draw:style-name="gr7" draw:text-style-name="P7" draw:layer="layout" svg:x1="7.1cm" svg:y1="23.9cm" svg:x2="7.6cm" svg:y2="23.4cm">
          <text:p/>
        </draw:line>
        <draw:custom-shape draw:style-name="gr5" draw:text-style-name="P4" draw:layer="layout" svg:width="3.4cm" svg:height="4.9cm" svg:x="27.5cm" svg:y="34.699cm">
          <text:p text:style-name="P4">LUT-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cm" svg:height="0.862cm" draw:transform="rotate (1.5707963267949) translate (24.938cm 36.49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2.3cm" svg:height="0.862cm" draw:transform="rotate (1.5707963267949) translate (24.939cm 39.49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7" draw:layer="layout" svg:x1="24.9cm" svg:y1="34.799cm" svg:x2="23.1cm" svg:y2="34.799cm">
          <text:p/>
        </draw:line>
        <draw:line draw:style-name="gr7" draw:text-style-name="P7" draw:layer="layout" svg:x1="24.9cm" svg:y1="35.899cm" svg:x2="23.1cm" svg:y2="35.899cm">
          <text:p/>
        </draw:line>
        <draw:line draw:style-name="gr7" draw:text-style-name="P7" draw:layer="layout" svg:x1="24.9cm" svg:y1="37.799cm" svg:x2="23.1cm" svg:y2="37.799cm">
          <text:p/>
        </draw:line>
        <draw:line draw:style-name="gr7" draw:text-style-name="P7" draw:layer="layout" svg:x1="24.9cm" svg:y1="38.899cm" svg:x2="23.1cm" svg:y2="38.899cm">
          <text:p/>
        </draw:line>
        <draw:frame draw:style-name="gr8" draw:text-style-name="P9" draw:layer="layout" svg:width="2.1cm" svg:height="0.962cm" svg:x="29cm" svg:y="40.399cm">
          <draw:text-box>
            <text:p text:style-name="P8"><text:span text:style-name="T3">L</text:span><text:span text:style-name="T3">C</text:span><text:span text:style-name="T3">[</text:span><text:span text:style-name="T3">3</text:span><text:span text:style-name="T3">:</text:span><text:span text:style-name="T3">0</text:span><text:span text:style-name="T3">]</text:span></text:p>
          </draw:text-box>
        </draw:frame>
        <draw:frame draw:style-name="gr8" draw:text-style-name="P9" draw:layer="layout" svg:width="2.1cm" svg:height="0.962cm" svg:x="23.2cm" svg:y="36.999cm">
          <draw:text-box>
            <text:p text:style-name="P8"><text:span text:style-name="T3">I[3:0]</text:span></text:p>
          </draw:text-box>
        </draw:frame>
        <draw:frame draw:style-name="gr8" draw:text-style-name="P9" draw:layer="layout" svg:width="2.1cm" svg:height="0.962cm" svg:x="23.2cm" svg:y="35.099cm">
          <draw:text-box>
            <text:p text:style-name="P8"><text:span text:style-name="T3">LO</text:span><text:span text:style-name="T3">[3:</text:span><text:span text:style-name="T3">0]</text:span></text:p>
          </draw:text-box>
        </draw:frame>
        <draw:frame draw:style-name="gr8" draw:text-style-name="P9" draw:layer="layout" svg:width="2.1cm" svg:height="0.962cm" svg:x="23.2cm" svg:y="38.099cm">
          <draw:text-box>
            <text:p text:style-name="P8"><text:span text:style-name="T3">LO[3:0]</text:span></text:p>
          </draw:text-box>
        </draw:frame>
        <draw:line draw:style-name="gr7" draw:text-style-name="P7" draw:layer="layout" svg:x1="24.1cm" svg:y1="34.999cm" svg:x2="24.6cm" svg:y2="34.499cm">
          <text:p/>
        </draw:line>
        <draw:frame draw:style-name="gr9" draw:text-style-name="P11" draw:layer="layout" svg:width="0.3cm" svg:height="0.526cm" svg:x="24.4cm" svg:y="34.699cm">
          <draw:text-box>
            <text:p text:style-name="P10"><text:span text:style-name="T4">4</text:span></text:p>
          </draw:text-box>
        </draw:frame>
        <draw:frame draw:style-name="gr9" draw:text-style-name="P11" draw:layer="layout" svg:width="0.3cm" svg:height="0.526cm" svg:x="24.4cm" svg:y="34.699cm">
          <draw:text-box>
            <text:p text:style-name="P10"><text:span text:style-name="T4">4</text:span></text:p>
          </draw:text-box>
        </draw:frame>
        <draw:frame draw:style-name="gr9" draw:text-style-name="P11" draw:layer="layout" svg:width="0.3cm" svg:height="0.526cm" svg:x="24.4cm" svg:y="34.699cm">
          <draw:text-box>
            <text:p text:style-name="P10"><text:span text:style-name="T4">4</text:span></text:p>
          </draw:text-box>
        </draw:frame>
        <draw:frame draw:style-name="gr9" draw:text-style-name="P11" draw:layer="layout" svg:width="0.3cm" svg:height="0.526cm" svg:x="24.4cm" svg:y="34.699cm">
          <draw:text-box>
            <text:p text:style-name="P10"><text:span text:style-name="T4">4</text:span></text:p>
          </draw:text-box>
        </draw:frame>
        <draw:line draw:style-name="gr7" draw:text-style-name="P7" draw:layer="layout" svg:x1="24.1cm" svg:y1="36.199cm" svg:x2="24.6cm" svg:y2="35.699cm">
          <text:p/>
        </draw:line>
        <draw:frame draw:style-name="gr9" draw:text-style-name="P11" draw:layer="layout" svg:width="0.3cm" svg:height="0.526cm" svg:x="24.4cm" svg:y="35.899cm">
          <draw:text-box>
            <text:p text:style-name="P10"><text:span text:style-name="T4">4</text:span></text:p>
          </draw:text-box>
        </draw:frame>
        <draw:line draw:style-name="gr7" draw:text-style-name="P7" draw:layer="layout" svg:x1="24.1cm" svg:y1="38.099cm" svg:x2="24.6cm" svg:y2="37.599cm">
          <text:p/>
        </draw:line>
        <draw:frame draw:style-name="gr9" draw:text-style-name="P11" draw:layer="layout" svg:width="0.3cm" svg:height="0.526cm" svg:x="24.4cm" svg:y="37.799cm">
          <draw:text-box>
            <text:p text:style-name="P10"><text:span text:style-name="T4">4</text:span></text:p>
          </draw:text-box>
        </draw:frame>
        <draw:line draw:style-name="gr7" draw:text-style-name="P7" draw:layer="layout" svg:x1="24.1cm" svg:y1="39.199cm" svg:x2="24.6cm" svg:y2="38.699cm">
          <text:p/>
        </draw:line>
        <draw:frame draw:style-name="gr9" draw:text-style-name="P11" draw:layer="layout" svg:width="0.3cm" svg:height="0.526cm" svg:x="24.4cm" svg:y="38.899cm">
          <draw:text-box>
            <text:p text:style-name="P10"><text:span text:style-name="T4">4</text:span></text:p>
          </draw:text-box>
        </draw:frame>
        <draw:line draw:style-name="gr7" draw:text-style-name="P7" draw:layer="layout" svg:x1="25.8cm" svg:y1="35.299cm" svg:x2="27.5cm" svg:y2="35.299cm">
          <text:p/>
        </draw:line>
        <draw:line draw:style-name="gr7" draw:text-style-name="P7" draw:layer="layout" svg:x1="25.8cm" svg:y1="38.299cm" svg:x2="27.5cm" svg:y2="38.299cm">
          <text:p/>
        </draw:line>
        <draw:frame draw:style-name="gr10" draw:text-style-name="P12" draw:layer="layout" svg:width="1.1cm" svg:height="1.1cm" svg:x="27.7cm" svg:y="34.999cm">
          <draw:text-box>
            <text:p>I1</text:p>
          </draw:text-box>
        </draw:frame>
        <draw:frame draw:style-name="gr10" draw:text-style-name="P12" draw:layer="layout" svg:width="1.1cm" svg:height="1.1cm" svg:x="27.7cm" svg:y="37.999cm">
          <draw:text-box>
            <text:p>I2</text:p>
          </draw:text-box>
        </draw:frame>
        <draw:line draw:style-name="gr7" draw:text-style-name="P7" draw:layer="layout" svg:x1="30.9cm" svg:y1="36.999cm" svg:x2="32.9cm" svg:y2="36.999cm">
          <text:p/>
        </draw:line>
        <draw:frame draw:style-name="gr11" draw:text-style-name="P12" draw:layer="layout" svg:width="1.6cm" svg:height="0.962cm" svg:x="31cm" svg:y="36.199cm">
          <draw:text-box>
            <text:p>LO</text:p>
          </draw:text-box>
        </draw:frame>
        <draw:line draw:style-name="gr7" draw:text-style-name="P7" draw:layer="layout" svg:x1="29.1cm" svg:y1="39.599cm" svg:x2="29.1cm" svg:y2="41.199cm">
          <text:p/>
        </draw:line>
        <draw:line draw:style-name="gr7" draw:text-style-name="P7" draw:layer="layout" svg:x1="28.8cm" svg:y1="40.299cm" svg:x2="29.3cm" svg:y2="39.799cm">
          <text:p/>
        </draw:line>
        <draw:frame draw:style-name="gr9" draw:text-style-name="P11" draw:layer="layout" svg:width="0.3cm" svg:height="0.526cm" svg:x="25.4cm" svg:y="39.599cm">
          <draw:text-box>
            <text:p text:style-name="P10"><text:span text:style-name="T4">3</text:span></text:p>
          </draw:text-box>
        </draw:frame>
        <draw:custom-shape draw:style-name="gr16" draw:text-style-name="P1" draw:layer="layout" svg:width="1.1cm" svg:height="1.1cm" svg:x="32.9cm" svg:y="36.399cm">
          <text:p text:style-name="P4">EF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cm" svg:height="0.862cm" draw:transform="rotate (1.5707963267949) translate (36.041cm 37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7" draw:layer="layout" svg:x1="34cm" svg:y1="36.999cm" svg:x2="36cm" svg:y2="36.999cm">
          <text:p/>
        </draw:line>
        <draw:line draw:style-name="gr7" draw:text-style-name="P7" draw:layer="layout" svg:x1="32.4cm" svg:y1="35.999cm" svg:x2="36cm" svg:y2="35.999cm">
          <text:p/>
        </draw:line>
        <draw:line draw:style-name="gr7" draw:text-style-name="P7" draw:layer="layout" svg:x1="32.4cm" svg:y1="36.999cm" svg:x2="32.4cm" svg:y2="35.999cm">
          <text:p/>
        </draw:line>
        <draw:custom-shape draw:style-name="gr16" draw:text-style-name="P1" draw:layer="layout" svg:width="1.1cm" svg:height="1.1cm" svg:x="32.9cm" svg:y="36.399cm">
          <text:p text:style-name="P4">EF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1cm" svg:height="1.1cm" svg:x="35.9cm" svg:y="38.599cm">
          <text:p text:style-name="P4">1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36.4cm" svg:y1="38.599cm" svg:x2="36.4cm" svg:y2="37.299cm">
          <text:p/>
        </draw:line>
        <draw:line draw:style-name="gr7" draw:text-style-name="P7" draw:layer="layout" svg:x1="36.9cm" svg:y1="36.399cm" svg:x2="38cm" svg:y2="36.399cm">
          <text:p/>
        </draw:line>
        <draw:frame draw:style-name="gr12" draw:text-style-name="P12" draw:layer="layout" svg:width="4.7cm" svg:height="1.199cm" svg:x="28.4cm" svg:y="41.3cm">
          <draw:text-box>
            <text:p><text:span text:style-name="T3">1100 – </text:span><text:span text:style-name="T3">1bit </text:span><text:span text:style-name="T3">counter</text:span></text:p>
          </draw:text-box>
        </draw:frame>
        <draw:custom-shape draw:style-name="gr13" draw:text-style-name="P13" draw:layer="layout" svg:width="1.2cm" svg:height="0.7cm" svg:x="28.5cm" svg:y="41.299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25.4cm" svg:y1="39.199cm" svg:x2="25.4cm" svg:y2="39.999cm">
          <text:p/>
        </draw:line>
        <draw:line draw:style-name="gr7" draw:text-style-name="P7" draw:layer="layout" svg:x1="25.1cm" svg:y1="39.899cm" svg:x2="25.6cm" svg:y2="39.399cm">
          <text:p/>
        </draw:line>
        <draw:frame draw:style-name="gr9" draw:text-style-name="P11" draw:layer="layout" svg:width="0.3cm" svg:height="0.526cm" svg:x="29.2cm" svg:y="39.899cm">
          <draw:text-box>
            <text:p text:style-name="P10"><text:span text:style-name="T4">4</text:span></text:p>
          </draw:text-box>
        </draw:frame>
        <draw:frame draw:style-name="gr9" draw:text-style-name="P11" draw:layer="layout" svg:width="0.3cm" svg:height="0.526cm" svg:x="25.4cm" svg:y="36.599cm">
          <draw:text-box>
            <text:p text:style-name="P10"><text:span text:style-name="T4">3</text:span></text:p>
          </draw:text-box>
        </draw:frame>
        <draw:line draw:style-name="gr7" draw:text-style-name="P7" draw:layer="layout" svg:x1="25.4cm" svg:y1="36.199cm" svg:x2="25.4cm" svg:y2="37.099cm">
          <text:p/>
        </draw:line>
        <draw:line draw:style-name="gr7" draw:text-style-name="P7" draw:layer="layout" svg:x1="25.1cm" svg:y1="36.899cm" svg:x2="25.6cm" svg:y2="36.399cm">
          <text:p/>
        </draw:line>
        <draw:line draw:style-name="gr7" draw:text-style-name="P7" draw:layer="layout" svg:x1="23.1cm" svg:y1="35.9cm" svg:x2="22.1cm" svg:y2="35.9cm">
          <text:p/>
        </draw:line>
        <draw:line draw:style-name="gr7" draw:text-style-name="P7" draw:layer="layout" svg:x1="22.1cm" svg:y1="35.9cm" svg:x2="22.1cm" svg:y2="43.9cm">
          <text:p/>
        </draw:line>
        <draw:line draw:style-name="gr7" draw:text-style-name="P7" draw:layer="layout" svg:x1="22.1cm" svg:y1="43.9cm" svg:x2="38cm" svg:y2="43.9cm">
          <text:p/>
        </draw:line>
        <draw:line draw:style-name="gr7" draw:text-style-name="P7" draw:layer="layout" svg:x1="38cm" svg:y1="36.4cm" svg:x2="38cm" svg:y2="43.9cm">
          <text:p/>
        </draw:line>
        <draw:frame draw:style-name="gr12" draw:text-style-name="P12" draw:layer="layout" svg:width="4.7cm" svg:height="1.199cm" svg:x="25.6cm" svg:y="36.501cm">
          <draw:text-box>
            <text:p><text:span text:style-name="T3">100</text:span></text:p>
          </draw:text-box>
        </draw:frame>
        <draw:frame draw:style-name="gr12" draw:text-style-name="P12" draw:layer="layout" svg:width="4.7cm" svg:height="1.199cm" svg:x="25.6cm" svg:y="39.502cm">
          <draw:text-box>
            <text:p><text:span text:style-name="T3">000</text:span></text:p>
          </draw:text-box>
        </draw:frame>
        <draw:line draw:style-name="gr7" draw:text-style-name="P7" draw:layer="layout" svg:x1="1cm" svg:y1="30.9cm" svg:x2="41cm" svg:y2="30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4:45:17.905465705</meta:creation-date>
    <dc:date>2019-09-30T15:29:52.325480097</dc:date>
    <meta:editing-duration>PT11M39S</meta:editing-duration>
    <meta:editing-cycles>3</meta:editing-cycles>
    <meta:generator>LibreOffice/6.1.3.2$Linux_X86_64 LibreOffice_project/86daf60bf00efa86ad547e59e09d6bb77c699acb</meta:generator>
    <meta:document-statistic meta:object-count="149"/>
  </office:meta>
</office:document-meta>
</file>